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size-complex="10.5pt"/>
    </style:style>
    <style:style style:name="P2" style:family="paragraph" style:parent-style-name="No_20_Spacing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size-complex="10.5pt"/>
    </style:style>
    <style:style style:name="P3" style:family="paragraph" style:parent-style-name="No_20_Spacing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name-complex="Times New Roman1" style:font-size-complex="10.5pt"/>
    </style:style>
    <style:style style:name="P4" style:family="paragraph" style:parent-style-name="No_20_Spacing" style:master-page-name="Standard">
      <style:paragraph-properties fo:text-align="center" style:justify-single-word="false" style:page-number="auto"/>
      <style:text-properties style:font-name="Georgia" fo:font-size="14pt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No_20_Spacing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name-complex="Times New Roman1" style:font-size-complex="10.5pt"/>
    </style:style>
    <style:style style:name="P6" style:family="paragraph" style:parent-style-name="No_20_Spacing">
      <style:paragraph-properties fo:margin-left="0in" fo:margin-right="0in" fo:margin-top="0in" fo:margin-bottom="0in" fo:line-height="100%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name-complex="Times New Roman1" style:font-size-complex="10.5pt"/>
    </style:style>
    <style:style style:name="P8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size-complex="10.5pt"/>
    </style:style>
    <style:style style:name="P9" style:family="paragraph" style:parent-style-name="Standard" style:list-style-name="L1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size-complex="10.5pt"/>
    </style:style>
    <style:style style:name="P10" style:family="paragraph" style:parent-style-name="Standard" style:list-style-name="L2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size-complex="10.5pt"/>
    </style:style>
    <style:style style:name="P11" style:family="paragraph" style:parent-style-name="Standard" style:list-style-name="L3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size-complex="10.5pt"/>
    </style:style>
    <style:style style:name="T1" style:family="text">
      <style:text-properties style:font-name-complex="Times New Roman1"/>
    </style:style>
    <style:style style:name="T2" style:family="text">
      <style:text-properties fo:font-weight="bold" style:font-weight-asian="bold" style:font-name-complex="Times New Roman1"/>
    </style:style>
    <style:style style:name="T3" style:family="text">
      <style:text-properties fo:font-weight="bold" style:font-weight-asian="bold" style:font-name-complex="Times New Roman1" style:font-weight-complex="bold"/>
    </style:style>
    <style:style style:name="T4" style:family="text">
      <style:text-properties style:font-name="Georgia" fo:font-size="10.5pt" style:font-size-asian="10.5pt" style:font-name-complex="Times New Roman1" style:font-size-complex="10.5pt"/>
    </style:style>
    <style:style style:name="T5" style:family="text">
      <style:text-properties fo:color="#000000"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6" style:family="text">
      <style:text-properties fo:color="#000000" style:font-name="Georgia" fo:font-size="10.5pt" fo:language="none" fo:country="none" fo:font-style="normal" style:font-name-asian="Georgia" style:font-size-asian="10.5pt" style:language-asian="none" style:country-asian="none" style:font-style-asian="normal" style:font-name-complex="Georgia" style:font-size-complex="10.5pt" style:language-complex="none" style:country-complex="none" style:font-style-complex="normal"/>
    </style:style>
    <text:list-style style:name="L1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atcha Lookin’ At?</text:p>
      <text:p text:style-name="P2"><text:span text:style-name="T3">Read:</text:span><text:span text:style-name="T1"> Acts 3:1-9</text:span></text:p>
      <text:p text:style-name="P3"/>
      <text:p text:style-name="P1"><text:span text:style-name="T3">Text:</text:span><text:span text:style-name="T1"> Acts 3:4b “…Look on us.” </text:span></text:p>
      <text:p text:style-name="P3"/>
      <text:p text:style-name="P1"><text:span text:style-name="T3">Introduction:</text:span><text:span text:style-name="T1"> Have you ever caught someone looking at you and won-</text:span></text:p>
      <text:p text:style-name="P7">dered if it was just a chance meeting of the eyes or if they wanted some</text:p>
      <text:p text:style-name="P7">thing? <text:s/>Have you ever tried to talk to someone who wasn’t making eye contact? <text:s/>Peter and John were approached by a beggar. <text:s/>This beggar said the same thing to them that he had to the last 50 people who passed him by. <text:s/>No doubt he glanced at them but then he looked to the next person before he was pulled up short by Peter’s response: “Look on us.” <text:s/>Perhaps he could have asked: “Do we look rich? <text:s/>We don't have money but we have what you need and we're about to give it to you.” <text:s/>There are some things in this story that I wanted us to look at this morning.</text:p>
      <text:p text:style-name="P7"><text:tab/></text:p>
      <text:p text:style-name="P2"><text:span text:style-name="T2">I. The World is Looking on us:</text:span><text:span text:style-name="T1"> Oh they notice some things and won-der about some things but they surely do watch you and me. <text:s/>They are looking for answers to some questions, they are looking for healing both physically and spiritually, they need answers that really can make a dif-ference in their lives: <text:s/>They want to know...</text:span></text:p>
      <text:p text:style-name="P3"><text:tab/>What we are - Our Character</text:p>
      <text:p text:style-name="P3"><text:tab/>What we say – Our Conversation</text:p>
      <text:p text:style-name="P3"><text:tab/>What we believe – Our Convictions</text:p>
      <text:p text:style-name="P3"><text:tab/>What we do – Our Conduct</text:p>
      <text:p text:style-name="P3"><text:tab/>What we give – Our Contributions</text:p>
      <text:p text:style-name="P6"><text:span text:style-name="T4"><text:s text:c="2"/>Many Christians have contradictions between one or more of these things. <text:s/>What we say we believe, is contradicted by what is observed in out conduct or conversation. <text:s/>We fail to demonstrate clear convictions in out conduct and/or our contributions. <text:s/>We need to live as the apostle Paul who was able to tell the Galatians: (</text:span><text:span text:style-name="T5">4:12) “Brethren, I beseech you, be as I </text:span><text:span text:style-name="T6">am...”</text:span></text:p>
      <text:p text:style-name="P3"/>
      <text:list xml:id="list3541900067529113543" text:style-name="L1">
        <text:list-header>
          <text:p text:style-name="P9"><text:span text:style-name="T2">II. They have a Right to Expect Something From us:</text:span><text:span text:style-name="T1"> After all: </text:span></text:p>
          <text:list>
            <text:list-item>
              <text:list>
                <text:list-item>
                  <text:list>
                    <text:list-header>
                      <text:p text:style-name="P9"><text:span text:style-name="T1"><text:s text:c="5"/>We are the Light of the World (Matthew 5:14). <text:s/>Are you shinning?</text:span></text:p>
                    </text:list-header>
                  </text:list>
                </text:list-item>
              </text:list>
              <text:p text:style-name="P9"><text:span text:style-name="T1"><text:s text:c="5"/>We are the salt of the earth (Matthew 5:13), <text:s text:c="2"/>Are you tasty? <text:s text:c="33"/></text:span></text:p>
              <text:p text:style-name="P9"><text:span text:style-name="T1"><text:s text:c="5"/>We are expected to do greater works than Jesus did (John 14:12) <text:s/>Our bumper stickers, T-shirts &amp; Christian mugs proclaim that God is #1 so is it any wonder that the lost are checking us out to see if our life lines up with our messaging. <text:s/>How much light is emanating from us? How much good flavor is added to the world of those around us because of our presence in their world? <text:s/>Are you and I doing anything that displays the <text:s/>work of Christ; let alone greater works?</text:span></text:p>
            </text:list-item>
          </text:list>
        </text:list-header>
      </text:list>
      <text:list xml:id="list2639063936975352782" text:style-name="L2">
        <text:list-header>
          <text:p text:style-name="P10"><text:span text:style-name="T2">III. The Church has a lot to give:</text:span><text:span text:style-name="T1"> Most importantly we have: The Gospel to preach. <text:s/>We have the answer to man’s problem of sin, sorrow, sickness, and other results of their separation from God. <text:s/>A study about ten years ago found that if those who proclaim the name of Jesus would pool all of their resources we could actually pay off the national debt. <text:s/>With that in mind the Church of Jesus Christ could and should be doing more to provide for the truly hurting in our communities. <text:s/>What we give should be given in the name of Jesus and for the glory of God. <text:s/>If you are seeking the praise of man you will never be happy. <text:s/>If you are giving so that others will reward you then the rewards will never satisfy. <text:s/>When we give for the glory of God, we will defer any reward until we see Jesus face to face and we will experience real happiness.</text:span></text:p>
          <text:p text:style-name="P10"><text:span text:style-name="T1"/></text:p>
        </text:list-header>
      </text:list>
      <text:list xml:id="list3929050683089377851" text:style-name="L3">
        <text:list-header>
          <text:p text:style-name="P11"><text:span text:style-name="T2">IV. Lives Were Changed Because of What They Had: </text:span><text:span text:style-name="T1">What they had would not come from their wallet but the results were the talk of the town. <text:s/>These two men simply gave away what Jesus had handed to them and it resulted in a healing. <text:s/>That healing led to a large crowd gathering and sparked a message of the Gospel of Christ which resulted in over 5000 people coming into a saving relationship with Christ.</text:span></text:p>
          <text:p text:style-name="P11"><text:span text:style-name="T1"/></text:p>
        </text:list-header>
      </text:list>
      <text:p text:style-name="P1"><text:span text:style-name="T2">Conclude: </text:span><text:span text:style-name="T1">Others are looking at you and me. What are we offering them? <text:s/>This man was asking for a hand-out but Peter and John gave him a hand-up! <text:s/>He thought he needed spare change but he got a change in condition which resulted in a brand new man both inside and out and his story resulted in bringing over 5000 people into the kingdom of God. </text:span></text:p>
      <text:p text:style-name="P1"><text:span text:style-name="T1"><text:s text:c="2"/>The world around us is looking at us. <text:s/>What do they see?</text:span></text:p>
      <text:p text:style-name="P1"><text:span text:style-name="T1"/></text:p>
      <text:p text:style-name="P1"><text:span text:style-name="T1">Song: Look and Li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5</meta:editing-cycles>
    <meta:print-date>2014-11-02T01:45:00</meta:print-date>
    <meta:creation-date>2014-11-02T01:49:00</meta:creation-date>
    <dc:date>2023-02-16T12:51:25.64</dc:date>
    <meta:editing-duration>PT22H8M42S</meta:editing-duration>
    <meta:generator>OpenOffice/4.1.3$Win32 OpenOffice.org_project/413m1$Build-9783</meta:generator>
    <meta:document-statistic meta:table-count="0" meta:image-count="0" meta:object-count="0" meta:page-count="1" meta:paragraph-count="23" meta:word-count="744" meta:character-count="39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